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0E74881B7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Helvetica Neu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au1" style:family="table">
      <style:table-properties style:width="17cm" table:align="left" fo:background-color="#ffffff">
        <style:background-image/>
      </style:table-properties>
    </style:style>
    <style:style style:name="Tableau1.A" style:family="table-column">
      <style:table-column-properties style:column-width="3.104cm"/>
    </style:style>
    <style:style style:name="Tableau1.B" style:family="table-column">
      <style:table-column-properties style:column-width="13.896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style:vertical-align="middle" fo:padding-left="0.049cm" fo:padding-right="0cm" fo:padding-top="0cm" fo:padding-bottom="0cm" fo:border-left="0.05pt solid #222426" fo:border-right="none" fo:border-top="none" fo:border-bottom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padding-left="0cm" fo:padding-right="0cm" fo:padding-top="0.049cm" fo:padding-bottom="0cm" fo:border-left="none" fo:border-right="none" fo:border-top="0.05pt solid #222426" fo:border-bottom="none"/>
    </style:style>
    <style:style style:name="Tableau1.B2" style:family="table-cell">
      <style:table-cell-properties style:vertical-align="middle" fo:padding-left="0.049cm" fo:padding-right="0cm" fo:padding-top="0.049cm" fo:padding-bottom="0cm" fo:border-left="0.05pt solid #222426" fo:border-right="none" fo:border-top="0.05pt solid #222426" fo:border-bottom="none"/>
    </style:style>
    <style:style style:name="P1" style:family="paragraph" style:parent-style-name="Standard">
      <style:text-properties officeooo:rsid="0018ae21" officeooo:paragraph-rsid="0018ae21"/>
    </style:style>
    <style:style style:name="P2" style:family="paragraph" style:parent-style-name="Standard">
      <style:text-properties officeooo:rsid="002b1b11" officeooo:paragraph-rsid="002b1b11"/>
    </style:style>
    <style:style style:name="P3" style:family="paragraph" style:parent-style-name="Standard">
      <style:text-properties officeooo:rsid="001fc522" officeooo:paragraph-rsid="001fc522"/>
    </style:style>
    <style:style style:name="P4" style:family="paragraph" style:parent-style-name="Standard">
      <style:text-properties officeooo:paragraph-rsid="001fdf05"/>
    </style:style>
    <style:style style:name="P5" style:family="paragraph" style:parent-style-name="Standard">
      <style:text-properties officeooo:rsid="002f2efc" officeooo:paragraph-rsid="002f2efc"/>
    </style:style>
    <style:style style:name="P6" style:family="paragraph" style:parent-style-name="Standard">
      <style:text-properties officeooo:paragraph-rsid="002fbdd0" fo:background-color="#ff0000"/>
    </style:style>
    <style:style style:name="P7" style:family="paragraph" style:parent-style-name="Standard">
      <style:text-properties officeooo:paragraph-rsid="001fdf05" fo:background-color="#ffff00"/>
    </style:style>
    <style:style style:name="P8" style:family="paragraph" style:parent-style-name="Standard">
      <style:text-properties officeooo:rsid="0017f5fd" officeooo:paragraph-rsid="0017f5fd"/>
    </style:style>
    <style:style style:name="P9" style:family="paragraph" style:parent-style-name="Standard">
      <style:text-properties officeooo:paragraph-rsid="001a3ab7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text-transform="uppercase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text-transform="capitalize"/>
    </style:style>
    <style:style style:name="P13" style:family="paragraph" style:parent-style-name="Standard">
      <style:text-properties fo:color="#000000" loext:opacity="100%" officeooo:paragraph-rsid="001a3ab7"/>
    </style:style>
    <style:style style:name="P14" style:family="paragraph" style:parent-style-name="Standard">
      <style:text-properties fo:color="#000000" loext:opacity="100%" officeooo:rsid="002619df" officeooo:paragraph-rsid="002619df" fo:background-color="#ffff00"/>
    </style:style>
    <style:style style:name="P15" style:family="paragraph" style:parent-style-name="Standard">
      <style:text-properties officeooo:paragraph-rsid="0022fdf3"/>
    </style:style>
    <style:style style:name="P16" style:family="paragraph" style:parent-style-name="Standard">
      <style:text-properties officeooo:paragraph-rsid="0024f91d"/>
    </style:style>
    <style:style style:name="P17" style:family="paragraph" style:parent-style-name="Standard">
      <style:text-properties officeooo:paragraph-rsid="002b1b11"/>
    </style:style>
    <style:style style:name="P18" style:family="paragraph" style:parent-style-name="Standard">
      <style:text-properties officeooo:rsid="002d0401" officeooo:paragraph-rsid="002d040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df05"/>
    </style:style>
    <style:style style:name="T3" style:family="text">
      <style:text-properties officeooo:rsid="002fbdd0"/>
    </style:style>
    <style:style style:name="T4" style:family="text">
      <style:text-properties fo:font-variant="normal" fo:text-transform="none" fo:color="#111111" loext:opacity="100%" style:font-name="Roboto" fo:font-size="15pt" fo:letter-spacing="normal" fo:font-style="normal" fo:font-weight="normal" officeooo:rsid="002fbdd0"/>
    </style:style>
    <style:style style:name="T5" style:family="text">
      <style:text-properties officeooo:rsid="001a3ab7"/>
    </style:style>
    <style:style style:name="T6" style:family="text">
      <style:text-properties fo:text-transform="uppercase" fo:color="#4183c4" loext:opacity="100%" style:text-line-through-style="none" style:text-line-through-type="none" style:font-name="Lato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text-transform="uppercase" fo:color="#4183c4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font-name="ui-monospace" fo:font-size="9.75pt" fo:letter-spacing="normal" fo:font-style="normal" fo:font-weight="normal"/>
    </style:style>
    <style:style style:name="T9" style:family="text">
      <style:text-properties fo:color="#000000" loext:opacity="100%"/>
    </style:style>
    <style:style style:name="T10" style:family="text">
      <style:text-properties fo:font-variant="normal" fo:text-transform="none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style:font-name="var fontStack-monospace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color="#000000" loext:opacity="100%" officeooo:rsid="0022fdf3"/>
    </style:style>
    <style:style style:name="T14" style:family="text">
      <style:text-properties officeooo:rsid="0024f9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er SRAtoolkit grâce à ce tuto : </text:span><text:a xlink:type="simple" xlink:href="https://github.com/ncbi/sra-tools/wiki" text:style-name="Internet_20_link" text:visited-style-name="Visited_20_Internet_20_Link"><text:span text:style-name="T1">Home · ncbi/sra-tools Wiki</text:span></text:a><text:span text:style-name="T1"> <text:s/></text:span></text:p>
      <text:p text:style-name="P1"/>
      <text:p text:style-name="P2">Se mettre dans le dossier de l’application :<text:span text:style-name="T1"> cd Desktop/sratoolkit.3.1.1-win64/sratoolkit.3.1.1-win64/bin</text:span></text:p>
      <text:p text:style-name="P1"/>
      <text:p text:style-name="P3">Ne pas mettre l’argument –-clip (il pré nettoie les donées)</text:p>
      <text:p text:style-name="P4"><text:span text:style-name="T2">et utiliser plutôt fasterq-dump : </text:span><text:a xlink:type="simple" xlink:href="https://github.com/ncbi/sra-tools/wiki/HowTo:-fasterq-dump" text:style-name="Internet_20_link" text:visited-style-name="Visited_20_Internet_20_Link">HowTo: fasterq dump · ncbi/sra-tools Wiki</text:a> </text:p>
      <text:p text:style-name="P4"/>
      <text:p text:style-name="P5"><text:span text:style-name="T1">prefetch SRR14267549</text:span> </text:p>
      <text:p text:style-name="P4"/>
      <text:p text:style-name="P6"><text:span text:style-name="T3">SI PAIRED END BIEN UTILISER L’OPTION –split-files POUR COUPER LES READS EN DEUX</text:span><text:span text:style-name="T4"/></text:p>
      <text:p text:style-name="P4"/>
      <text:p text:style-name="P7">fastq-dump --outdir C:/Users/prisc/Documents/Etudes/RNA_SEQ/data/data_SRP315214 –gzip SRR14267549</text:p>
      <text:p text:style-name="P8"><draw:frame draw:style-name="fr1" draw:name="Image1" text:anchor-type="paragraph" svg:x="0cm" svg:y="0.445cm" svg:width="17cm" svg:height="1.722cm" draw:z-index="0"><draw:image xlink:href="Pictures/10000001000008E9000000E74881B73C.png" xlink:type="simple" xlink:show="embed" xlink:actuate="onLoad" draw:mime-type="image/png"/></draw:frame>Lancé à 10h23 -<text:span text:style-name="T2">fin 11h16</text:span></text:p>
      <text:p text:style-name="Standard"/>
      <text:p text:style-name="P9"><text:span text:style-name="T5">Données de l’étude envoyée par Cloé : </text:span><text:a xlink:type="simple" xlink:href="https://www.ncbi.nlm.nih.gov/Traces/study/?acc=PRJNA722734&amp;o=acc_s%3Aa" text:style-name="Internet_20_link" text:visited-style-name="Visited_20_Internet_20_Link">Run Selector :: NCBI</text:a> </text:p>
      <text:p text:style-name="P9"><text:span text:style-name="T5">Numéro de l’étude : </text:span><text:bookmark text:name="t-sra_study_s"/><text:a xlink:type="simple" xlink:href="https://trace.ncbi.nlm.nih.gov/Traces/sra?study=SRP315214" text:style-name="Internet_20_link" text:visited-style-name="Visited_20_Internet_20_Link"><text:span text:style-name="T6">SRP315214</text:span></text:a> 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text:bookmark text:name="t-h-bioproject_s"/>BioProject</text:p>
          </table:table-cell>
          <table:table-cell table:style-name="Tableau1.B1" office:value-type="string">
            <text:p text:style-name="P10"><text:a xlink:type="simple" xlink:href="https://www.ncbi.nlm.nih.gov/bioproject/PRJNA722734" text:style-name="Internet_20_link" text:visited-style-name="Visited_20_Internet_20_Link"><text:bookmark text:name="t-bioproject_s"/><text:span text:style-name="T7">PRJNA722734</text:span></text:a><text:bookmark text:name="t-h-consent_s"/></text:p>
          </table:table-cell>
        </table:table-row>
        <table:table-row table:style-name="Tableau1.2">
          <table:table-cell table:style-name="Tableau1.A2" office:value-type="string">
            <text:p text:style-name="P10">Consent<text:bookmark text:name="t-consent_s"/></text:p>
          </table:table-cell>
          <table:table-cell table:style-name="Tableau1.B2" office:value-type="string">
            <text:p text:style-name="P11">public<text:bookmark text:name="t-h-assay_type_s"/></text:p>
          </table:table-cell>
        </table:table-row>
        <table:table-row>
          <table:table-cell table:style-name="Tableau1.A2" office:value-type="string">
            <text:p text:style-name="P10">Assay Type<text:bookmark text:name="t-assay_type_s"/></text:p>
          </table:table-cell>
          <table:table-cell table:style-name="Tableau1.B2" office:value-type="string">
            <text:p text:style-name="P10">RNA-Seq<text:bookmark text:name="t-h-avgspotlen_l"/></text:p>
          </table:table-cell>
        </table:table-row>
        <table:table-row table:style-name="Tableau1.2">
          <table:table-cell table:style-name="Tableau1.A2" office:value-type="string">
            <text:p text:style-name="P10">AvgSpotLen<text:bookmark text:name="t-avgspotlen_l"/></text:p>
          </table:table-cell>
          <table:table-cell table:style-name="Tableau1.B2" office:value-type="string">
            <text:p text:style-name="P10">202<text:bookmark text:name="t-h-center_name_s"/></text:p>
          </table:table-cell>
        </table:table-row>
        <table:table-row>
          <table:table-cell table:style-name="Tableau1.A2" office:value-type="string">
            <text:p text:style-name="P10">Center Name<text:bookmark text:name="t-center_name_s"/></text:p>
          </table:table-cell>
          <table:table-cell table:style-name="Tableau1.B2" office:value-type="string">
            <text:p text:style-name="P10">GEO<text:bookmark text:name="t-h-datastore_filetype_ss"/></text:p>
          </table:table-cell>
        </table:table-row>
        <table:table-row table:style-name="Tableau1.2">
          <table:table-cell table:style-name="Tableau1.A2" office:value-type="string">
            <text:p text:style-name="P10">DATASTORE filetype<text:bookmark text:name="t-datastore_filetype_ss"/></text:p>
          </table:table-cell>
          <table:table-cell table:style-name="Tableau1.B2" office:value-type="string">
            <text:p text:style-name="P11">fastq, run.zq, sra<text:bookmark text:name="t-h-datastore_provider_ss"/></text:p>
          </table:table-cell>
        </table:table-row>
        <table:table-row>
          <table:table-cell table:style-name="Tableau1.A2" office:value-type="string">
            <text:p text:style-name="P10">DATASTORE provider<text:bookmark text:name="t-datastore_provider_ss"/></text:p>
          </table:table-cell>
          <table:table-cell table:style-name="Tableau1.B2" office:value-type="string">
            <text:p text:style-name="P11">gs, ncbi, s3<text:bookmark text:name="t-h-datastore_region_ss"/></text:p>
          </table:table-cell>
        </table:table-row>
        <table:table-row table:style-name="Tableau1.2">
          <table:table-cell table:style-name="Tableau1.A2" office:value-type="string">
            <text:p text:style-name="P10">DATASTORE region<text:bookmark text:name="t-datastore_region_ss"/></text:p>
          </table:table-cell>
          <table:table-cell table:style-name="Tableau1.B2" office:value-type="string">
            <text:p text:style-name="P10">gs.us-east1, ncbi.public, s3.us-east-1<text:bookmark text:name="t-h-diagnosis_sam_s_dpl22_s"/></text:p>
          </table:table-cell>
        </table:table-row>
        <table:table-row>
          <table:table-cell table:style-name="Tableau1.A2" office:value-type="string">
            <text:p text:style-name="P10">diagnosis<text:bookmark text:name="t-diagnosis_sam_s_dpl22_s"/></text:p>
          </table:table-cell>
          <table:table-cell table:style-name="Tableau1.B2" office:value-type="string">
            <text:p text:style-name="P10">COVID-19<text:bookmark text:name="t-h-instrument_s"/></text:p>
          </table:table-cell>
        </table:table-row>
        <table:table-row table:style-name="Tableau1.2">
          <table:table-cell table:style-name="Tableau1.A2" office:value-type="string">
            <text:p text:style-name="P10">Instrument<text:bookmark text:name="t-instrument_s"/></text:p>
          </table:table-cell>
          <table:table-cell table:style-name="Tableau1.B2" office:value-type="string">
            <text:p text:style-name="P12">Illumina NovaSeq 6000<text:bookmark text:name="t-h-librarylayout_s"/></text:p>
          </table:table-cell>
        </table:table-row>
        <table:table-row>
          <table:table-cell table:style-name="Tableau1.A2" office:value-type="string">
            <text:p text:style-name="P10">LibraryLayout<text:bookmark text:name="t-librarylayout_s"/></text:p>
          </table:table-cell>
          <table:table-cell table:style-name="Tableau1.B2" office:value-type="string">
            <text:p text:style-name="P11">PAIRED<text:bookmark text:name="t-h-libraryselection_s"/></text:p>
          </table:table-cell>
        </table:table-row>
        <table:table-row table:style-name="Tableau1.2">
          <table:table-cell table:style-name="Tableau1.A2" office:value-type="string">
            <text:p text:style-name="P10">LibrarySelection<text:bookmark text:name="t-libraryselection_s"/></text:p>
          </table:table-cell>
          <table:table-cell table:style-name="Tableau1.B2" office:value-type="string">
            <text:p text:style-name="P11">cDNA<text:bookmark text:name="t-h-librarysource_s"/></text:p>
          </table:table-cell>
        </table:table-row>
        <table:table-row>
          <table:table-cell table:style-name="Tableau1.A2" office:value-type="string">
            <text:p text:style-name="P10">LibrarySource<text:bookmark text:name="t-librarysource_s"/></text:p>
          </table:table-cell>
          <table:table-cell table:style-name="Tableau1.B2" office:value-type="string">
            <text:p text:style-name="P11">TRANSCRIPTOMIC<text:bookmark text:name="t-h-organism_s"/></text:p>
          </table:table-cell>
        </table:table-row>
        <table:table-row table:style-name="Tableau1.2">
          <table:table-cell table:style-name="Tableau1.A2" office:value-type="string">
            <text:p text:style-name="P10">Organism<text:bookmark text:name="t-organism_s"/></text:p>
          </table:table-cell>
          <table:table-cell table:style-name="Tableau1.B2" office:value-type="string">
            <text:p text:style-name="P10">Homo sapiens<text:bookmark text:name="t-h-platform_s"/></text:p>
          </table:table-cell>
        </table:table-row>
        <table:table-row>
          <table:table-cell table:style-name="Tableau1.A2" office:value-type="string">
            <text:p text:style-name="P10">Platform<text:bookmark text:name="t-platform_s"/></text:p>
          </table:table-cell>
          <table:table-cell table:style-name="Tableau1.B2" office:value-type="string">
            <text:p text:style-name="P11">ILLUMINA<text:bookmark text:name="t-h-releasedate_dt"/></text:p>
          </table:table-cell>
        </table:table-row>
        <table:table-row table:style-name="Tableau1.2">
          <table:table-cell table:style-name="Tableau1.A2" office:value-type="string">
            <text:p text:style-name="P10">ReleaseDate<text:bookmark text:name="t-releasedate_dt"/></text:p>
          </table:table-cell>
          <table:table-cell table:style-name="Tableau1.B2" office:value-type="string">
            <text:p text:style-name="P10">2021-05-13<text:bookmark text:name="t-h-run_file_version_l"/></text:p>
          </table:table-cell>
        </table:table-row>
        <table:table-row>
          <table:table-cell table:style-name="Tableau1.A2" office:value-type="string">
            <text:p text:style-name="P10">version<text:bookmark text:name="t-run_file_version_l"/></text:p>
          </table:table-cell>
          <table:table-cell table:style-name="Tableau1.B2" office:value-type="string">
            <text:p text:style-name="P10">1<text:bookmark text:name="t-h-source_name_sam_ss"/></text:p>
          </table:table-cell>
        </table:table-row>
        <table:table-row table:style-name="Tableau1.2">
          <table:table-cell table:style-name="Tableau1.A2" office:value-type="string">
            <text:p text:style-name="P10">source_name<text:bookmark text:name="t-source_name_sam_ss"/></text:p>
          </table:table-cell>
          <table:table-cell table:style-name="Tableau1.B2" office:value-type="string">
            <text:p text:style-name="P10">NP Swab cells<text:bookmark text:name="t-h-sra_study_s"/></text:p>
          </table:table-cell>
        </table:table-row>
        <table:table-row>
          <table:table-cell table:style-name="Tableau1.A2" office:value-type="string">
            <text:p text:style-name="P10">SRA Study</text:p>
          </table:table-cell>
          <table:table-cell table:style-name="Tableau1.B2" office:value-type="string">
            <text:p text:style-name="P10"><text:a xlink:type="simple" xlink:href="https://trace.ncbi.nlm.nih.gov/Traces/sra?study=SRP315214" text:style-name="Internet_20_link" text:visited-style-name="Visited_20_Internet_20_Link"><text:bookmark text:name="t-sra_study_s Copie 1"/><text:span text:style-name="T7">SRP315214</text:span></text:a><text:bookmark text:name="t-h-tissue_sam_ss_dpl145_ss"/></text:p>
          </table:table-cell>
        </table:table-row>
        <table:table-row table:style-name="Tableau1.2">
          <table:table-cell table:style-name="Tableau1.A2" office:value-type="string">
            <text:p text:style-name="P10">tissue<text:bookmark text:name="t-tissue_sam_ss_dpl145_ss"/></text:p>
          </table:table-cell>
          <table:table-cell table:style-name="Tableau1.B2" office:value-type="string">
            <text:p text:style-name="Table_20_Contents">cells isolated from nasopharyngeal swabs</text:p>
          </table:table-cell>
        </table:table-row>
      </table:table>
      <text:p text:style-name="P9"/>
      <text:p text:style-name="P9"/>
      <text:p text:style-name="P9"/>
      <text:p text:style-name="P9"><text:soft-page-break/><text:span text:style-name="T8">$fasterq-dump SRR000001 -O /mnt/big_hddq</text:span><text:span text:style-name="T9"> </text:span></text:p>
      <text:p text:style-name="P13"/>
      <text:p text:style-name="P14">METTRE 10 coeurs</text:p>
      <text:p text:style-name="P13"/>
      <text:p text:style-name="P13"><text:span text:style-name="T10">It is helpful for the speed-up, if the output-path and the scratch-path are on different file-systems. For instance it is a good idea to point the temporary directory to a SSD if available or a RAM-disk like </text:span><text:span text:style-name="Source_20_Text"><text:span text:style-name="T11">/dev/shm</text:span></text:span><text:span text:style-name="T12"> </text:span><text:span text:style-name="T10">if enough RAM is available.</text:span> </text:p>
      <text:p text:style-name="P15"><text:span text:style-name="T13">L’article : </text:span><text:a xlink:type="simple" xlink:href="https://pmc.ncbi.nlm.nih.gov/articles/PMC11215523/" text:style-name="Internet_20_link" text:visited-style-name="Visited_20_Internet_20_Link">High burden of viruses and bacterial pathobionts drives heightened nasal innate immunity in children - PMC</text:a> </text:p>
      <text:p text:style-name="P16"><text:span text:style-name="T14">Autres données de l’étude : </text:span><text:a xlink:type="simple" xlink:href="https://data.mendeley.com/datasets/g8ckr9zxbx/1" text:style-name="Internet_20_link" text:visited-style-name="Visited_20_Internet_20_Link">Watkins et. al. 2024 JEM Extended Data - Mendeley Data</text:a> </text:p>
      <text:p text:style-name="P16"/>
      <text:p text:style-name="P16"/>
      <text:p text:style-name="P17">fastq-dump --outdir C:/Users/prisc/Documents/Etudes/RNA_SEQ/data/data_SRP315214 --gzip --clip SRR14267549</text:p>
      <text:p text:style-name="P17"/>
      <text:p text:style-name="P17">fasterq-dump --outdir C:/Users/prisc/Documents/Etudes/RNA_SEQ/data/data_SRP315214 -e 10 SRR14267546</text:p>
      <text:p text:style-name="P17"/>
      <text:p text:style-name="P17"/>
      <text:p text:style-name="P18">Ne pas utiliser fasterq, ne fonctionne pas</text:p>
      <text:p text:style-name="P18"/>
      <text:p text:style-name="P18">C:\Users\prisc\Desktop\sratoolkit.3.1.1-win64\sratoolkit.3.1.1-win64\bin&gt;fasterq-dump --outdir C:/Users/prisc/Documents/Etudes/RNA_SEQ/data/data_SRP315214 -e 10 SRR14267546</text:p>
      <text:p text:style-name="P18">2025-01-08T12:45:32 fasterq-dump.3.1.1 err: cmn_iter.c cmn_read_uint8_array( #33251329 ).VCursorCellDataDirect() -&gt; RC(rcPS,rcCondition,rcWaiting,rcTimeout,rcExhausted)</text:p>
      <text:p text:style-name="P18">2025-01-08T12:45:32 fasterq-dump.3.1.1 err: row #33251329 : READ.len(202) != QUALITY.len(0) (F)</text:p>
      <text:p text:style-name="P18">2025-01-08T12:45:32 fasterq-dump.3.1.1 err: cmn_iter.c cmn_read_uint8_array( #12378113 ).VCursorCellDataDirect() -&gt; RC(rcPS,rcCondition,rcWaiting,rcTimeout,rcExhausted)</text:p>
      <text:p text:style-name="P18">2025-01-08T12:45:32 fasterq-dump.3.1.1 err: cmn_iter.c cmn_read_uint8_array( #16433153 ).VCursorCellDataDirect() -&gt; RC(rcPS,rcCondition,rcWaiting,rcTimeout,rcExhausted)</text:p>
      <text:p text:style-name="P18">2025-01-08T12:45:32 fasterq-dump.3.1.1 err: cmn_iter.c cmn_read_String( #9043969 ).VCursorCellDataDirect() -&gt; RC(rcPS,rcCondition,rcWaiting,rcTimeout,rcExhausted)</text:p>
      <text:p text:style-name="P18">2025-01-08T12:45:32 fasterq-dump.3.1.1 err: cmn_iter.c cmn_read_uint8_array( #26656769 ).VCursorCellDataDirect() -&gt; RC(rcPS,rcCondition,rcWaiting,rcTimeout,rcExhausted)</text:p>
      <text:p text:style-name="P18">2025-01-08T12:45:32 fasterq-dump.3.1.1 err: cmn_iter.c cmn_read_uint8_array( #29212673 ).VCursorCellDataDirect() -&gt; RC(rcPS,rcCondition,rcWaiting,rcTimeout,rcExhausted)</text:p>
      <text:p text:style-name="P18">spots read <text:s text:c="5"/>: 26,230,320</text:p>
      <text:p text:style-name="P18">reads read <text:s text:c="5"/>: 52,460,640</text:p>
      <text:p text:style-name="P18">reads invalid <text:s text:c="2"/>: 1</text:p>
      <text:p text:style-name="P18"/>
      <text:p text:style-name="P18">=============================================================</text:p>
      <text:p text:style-name="P18">An error occurred during processing.</text:p>
      <text:p text:style-name="P18">A report was generated into the file 'C:\Users\prisc/ncbi_error_report.txt'.</text:p>
      <text:p text:style-name="P18">If the problem persists, you may consider sending the file</text:p>
      <text:p text:style-name="P18">to 'sra-tools@ncbi.nlm.nih.gov' for assistance.</text:p>
      <text:p text:style-name="P18"><text:soft-page-break/>=============================================================</text:p>
      <text:p text:style-name="P18"/>
      <text:p text:style-name="P18">2025-01-08T12:56:16 fasterq-dump.3.1.1 err: transfer canceled while allocating buffer within file system module - Cannot KStblHttpFileTimedReadChunked: to=24</text:p>
      <text:p text:style-name="P18">fasterq-dump quit with error code 3</text:p>
      <text:p text:style-name="P18"/>
      <text:p text:style-name="P18">C:\Users\prisc\Desktop\sratoolkit.3.1.1-win64\sratoolkit.3.1.1-win64\bin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, 'Helvetica Neue', 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0:24:47.610000000</meta:creation-date>
    <dc:date>2025-02-12T15:11:02.224000000</dc:date>
    <meta:editing-duration>PT1H32M28S</meta:editing-duration>
    <meta:editing-cycles>21</meta:editing-cycles>
    <meta:generator>LibreOffice/24.8.4.2$Windows_X86_64 LibreOffice_project/bb3cfa12c7b1bf994ecc5649a80400d06cd71002</meta:generator>
    <meta:document-statistic meta:table-count="1" meta:image-count="1" meta:object-count="0" meta:page-count="3" meta:paragraph-count="78" meta:word-count="386" meta:character-count="3780" meta:non-whitespace-character-count="3456"/>
  </office:meta>
</office:document-meta>
</file>